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list-style-name="L1">
      <style:paragraph-properties fo:text-align="start" style:justify-single-word="false"/>
      <style:text-properties officeooo:paragraph-rsid="0011a691"/>
    </style:style>
    <style:style style:name="P2" style:family="paragraph" style:parent-style-name="Standard">
      <style:paragraph-properties fo:text-align="start" style:justify-single-word="false"/>
      <style:text-properties officeooo:paragraph-rsid="00140807"/>
    </style:style>
    <style:style style:name="P3" style:family="paragraph" style:parent-style-name="Standard">
      <style:paragraph-properties fo:text-align="start" style:justify-single-word="false"/>
      <style:text-properties officeooo:rsid="00126708" officeooo:paragraph-rsid="00126708"/>
    </style:style>
    <style:style style:name="P4" style:family="paragraph" style:parent-style-name="Standard">
      <style:paragraph-properties fo:text-align="start" style:justify-single-word="false"/>
      <style:text-properties officeooo:rsid="00140807" officeooo:paragraph-rsid="00140807"/>
    </style:style>
    <style:style style:name="P5" style:family="paragraph" style:parent-style-name="Standard">
      <style:paragraph-properties fo:text-align="center" style:justify-single-word="false"/>
      <style:text-properties fo:font-size="22pt" fo:font-weight="bold" officeooo:paragraph-rsid="0011a691" style:font-size-asian="22pt" style:font-weight-asian="bold" style:font-size-complex="22pt" style:font-weight-complex="bold"/>
    </style:style>
    <style:style style:name="T1" style:family="text">
      <style:text-properties officeooo:rsid="0011a691"/>
    </style:style>
    <style:style style:name="T2" style:family="text">
      <style:text-properties officeooo:rsid="00126708"/>
    </style:style>
    <style:style style:name="T3" style:family="text">
      <style:text-properties officeooo:rsid="00140807"/>
    </style:style>
    <style:style style:name="T4" style:family="text">
      <style:text-properties officeooo:rsid="0014210e"/>
    </style:style>
    <style:style style:name="T5" style:family="text">
      <style:text-properties officeooo:rsid="00151d29"/>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ìm hiểu về OCSP</text:span></text:p>
      <text:list xml:id="list1865854659" text:style-name="L1">
        <text:list-item>
          <text:p text:style-name="P1">Định <text:span text:style-name="T1">nghĩa OCSP</text:span></text:p>
        </text:list-item>
      </text:list>
      <text:p text:style-name="P2"><text:tab/>Online <text:span text:style-name="T1">Certificae Status Protocol (OCSP) là một trong hai lược đồ phổ biến để duy trì tính bảo mật của máy chủ và các tài nguyên mạng khác. Một phương thức cũ hơn mà OCSP thay thể trong một số trường hợp được gọi là danh sách thu hồi chứng chỉ (Cerificate Revocation List – CRL). <text:s/></text:span></text:p>
      <text:p text:style-name="P2"><text:span text:style-name="T1"><text:tab/>OCSP </text:span><text:span text:style-name="T2">khắc phục hạn chế chính của CRL, đó là các bản cập nhật được tải xuống thường xuyên để giữ các danh sách luôn cập nhật ở máy khách. Ví dụ, khi một người cố truy cập vào máy chủ, OCSP sẽ gửi một yêu cầu về thông tín trạng thái chứng chỉ. Máy chủ sẽ pải hồi là chứng chỉ đó đang ở trạng thái “current” , “expired” hay “unknown”.</text:span></text:p>
      <text:p text:style-name="P3"><text:tab/>Giao thức xác định cú pháp giao tiếp giữa máy chủ (<text:span text:style-name="T3">chứa </text:span>trạng thái chứng chỉ) và ứng dụng người dùng (được <text:span text:style-name="T3">thông báo về trạng thái đó). OCSP cho người dùng một chứng chỉ có thời hạn để người dùng có thể kết nối với máy chủ trong một khoảng thời gian trước khi gia hạn chứng chỉ. </text:span></text:p>
      <text:p text:style-name="P2"><text:span text:style-name="T2"><text:tab/>OCSP </text:span><text:span text:style-name="T3">cho phép kiểm tra trạng thái trong thời gian thực, điều này là yếu tố cơ bản để xác thực mở rộng lớp cổng bảo mật (Secure Socket Layer – SSL). Ví dụ, khi người dùng xác lập một kết nối HTTPS với một máy chủ web, trình duyệt thông thường sẽ thực hiện kiểm tra OCSP với tổ chức phát hành chứng chỉ (CA) đã phát hành chứng chỉ SSL để chắc chẳn rằng chứng chỉ không bị thu hồi. Đôi khi, quá trình này gây chậm trễ trong quá trình SSL handshake.</text:span></text:p>
      <text:p text:style-name="P4">2. <text:s/>OCSP stapling là gì</text:p>
      <text:p text:style-name="P4"><text:tab/>OCSP stapling nâng cao hiệu năng <text:span text:style-name="T4">bằng việc định vị trực tiếp các chứng chỉ OCSP được kí và đóng dấu thời gian trên máy chủ web. Phản hồi “stapled” cho phép máy chủ web thực hiện phản hồi OCSP trong khi khởi tạo quá trình SSL handshake.</text:span></text:p>
      <text:p text:style-name="P4"><text:tab/><text:span text:style-name="T4">Cách tiếp cận này phủ nhận sự cần thiết của người dùng trong việc khởi tạo kết nối tới CA. CA sẽ làm mới phản hồi “stapled” này trong khoảng thời gian được định trước. </text:span></text:p>
      <text:p text:style-name="P4"><text:tab/><text:span text:style-name="T4">Ba ưu điểm chính của OCSP stapling: </text:span></text:p>
      <text:p text:style-name="P4">- <text:span text:style-name="T4">Bằng việc kết hợp hai requests, OCSP stapling nâng cao tốc độ kết nối SSL handshake. Cách này sẽ giảm thiểu thời gian tải trang web được mã hóa.</text:span></text:p>
      <text:p text:style-name="P4">- OCSP <text:span text:style-name="T4">stapling đảm bảo quyền riêng tư của người dùng vì các OCSP requests có thể tự kết nối với CRL. CA chỉ thấy các OCSP requests từ trang web chứ không phải người dùng.</text:span></text:p>
      <text:p text:style-name="P4"><text:soft-page-break/>- <text:span text:style-name="T4">Bất cứ khi nào có thiết bị kết nối tới điểm truy cập hoặc cổng mạng, OCSP stapling sẽ cung cấp trạng thái OCSP của điểm truy cập hay cổng đó.</text:span></text:p>
      <text:p text:style-name="P4"><text:tab/><text:span text:style-name="T4">Hai nhược điểm chính của OCSP stapling: </text:span></text:p>
      <text:p text:style-name="P4">- <text:span text:style-name="T4">Chỉ một số trình duyệt được hỗ trợ OCSP stapling. </text:span><text:span text:style-name="T5">Trong trường hợp này, nếu chỉ có máy chủ web hoặc trình duyệt web sử dụng OCSP stapling, trình duyệt sẽ không sử dụng nó. Thay vào đó, trình duyệt sẽ trực tiếp kiểm tra trạng thái OCSP với CA.</text:span></text:p>
      <text:p text:style-name="P4">- OCSP <text:span text:style-name="T5">cũ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3:29:16.649812085</meta:creation-date>
    <dc:date>2022-03-24T16:07:58.544807411</dc:date>
    <meta:editing-duration>PT1H13M56S</meta:editing-duration>
    <meta:editing-cycles>1</meta:editing-cycles>
    <meta:document-statistic meta:table-count="0" meta:image-count="0" meta:object-count="0" meta:page-count="2" meta:paragraph-count="16" meta:word-count="542" meta:character-count="2595" meta:non-whitespace-character-count="2052"/>
    <meta:generator>LibreOffice/7.3.1.3$Linux_X86_64 LibreOffice_project/30$Build-3</meta:generator>
  </office:meta>
</office:document-meta>
</file>